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Arial" officeooo:paragraph-rsid="0019cc45"/>
    </style:style>
    <style:style style:name="P6" style:family="paragraph" style:parent-style-name="Standard">
      <style:paragraph-properties fo:line-height="150%" fo:text-align="end" style:justify-single-word="false"/>
      <style:text-properties style:font-name="Arial" officeooo:rsid="0019cc45" officeooo:paragraph-rsid="0019cc45"/>
    </style:style>
    <style:style style:name="P7" style:family="paragraph" style:parent-style-name="Standard">
      <style:paragraph-properties fo:line-height="150%" fo:text-align="start" style:justify-single-word="false"/>
      <style:text-properties style:font-name="Arial" officeooo:rsid="0019cc45" officeooo:paragraph-rsid="0019cc45"/>
    </style:style>
    <style:style style:name="P8" style:family="paragraph" style:parent-style-name="Standard">
      <style:paragraph-properties fo:line-height="150%" fo:text-align="end" style:justify-single-word="false" fo:break-before="page"/>
      <style:text-properties style:font-name="Arial" officeooo:rsid="0019cc45" officeooo:paragraph-rsid="0019cc45"/>
    </style:style>
    <style:style style:name="P9" style:family="paragraph" style:parent-style-name="Text_20_body">
      <style:text-properties style:font-name="Arial"/>
    </style:style>
    <style:style style:name="P10" style:family="paragraph" style:parent-style-name="Text_20_body">
      <style:paragraph-properties fo:line-height="150%" fo:text-align="justify" style:justify-single-word="false"/>
      <style:text-properties style:font-name="Arial"/>
    </style:style>
    <style:style style:name="P11" style:family="paragraph" style:parent-style-name="Text_20_body">
      <style:paragraph-properties fo:line-height="150%" fo:text-align="justify" style:justify-single-word="false"/>
      <style:text-properties style:font-name="Arial" officeooo:paragraph-rsid="0019cc45"/>
    </style:style>
    <style:style style:name="P12" style:family="paragraph" style:parent-style-name="Text_20_body">
      <style:paragraph-properties fo:line-height="150%" fo:text-align="justify" style:justify-single-word="false"/>
      <style:text-properties style:font-name="Arial" officeooo:rsid="0019cc45" officeooo:paragraph-rsid="0019cc45"/>
    </style:style>
    <style:style style:name="P13" style:family="paragraph" style:parent-style-name="Text_20_body">
      <style:text-properties style:font-name="Arial"/>
    </style:style>
    <style:style style:name="P14" style:family="paragraph" style:parent-style-name="Text_20_body">
      <style:paragraph-properties fo:line-height="150%" fo:text-align="justify" style:justify-single-word="false"/>
      <style:text-properties style:font-name="Arial"/>
    </style:style>
    <style:style style:name="P15" style:family="paragraph" style:parent-style-name="Text_20_body" style:list-style-name="L1">
      <style:paragraph-properties fo:line-height="150%" fo:text-align="justify" style:justify-single-word="false"/>
      <style:text-properties style:font-name="Arial" officeooo:paragraph-rsid="0019cc45"/>
    </style:style>
    <style:style style:name="P16" style:family="paragraph" style:parent-style-name="Text_20_body">
      <style:paragraph-properties fo:line-height="150%" fo:text-align="justify" style:justify-single-word="false"/>
      <style:text-properties style:font-name="Arial" officeooo:paragraph-rsid="00244a43"/>
    </style:style>
    <style:style style:name="P17" style:family="paragraph" style:parent-style-name="Text_20_body">
      <style:paragraph-properties fo:line-height="150%" fo:text-align="justify" style:justify-single-word="false"/>
      <style:text-properties style:font-name="Arial" officeooo:paragraph-rsid="00232eb7"/>
    </style:style>
    <style:style style:name="P18"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19" style:family="paragraph" style:parent-style-name="Text_20_body">
      <style:text-properties style:font-name="Arial" officeooo:paragraph-rsid="00232eb7"/>
    </style:style>
    <style:style style:name="P20" style:family="paragraph" style:parent-style-name="Text_20_body">
      <style:text-properties officeooo:rsid="00248a4e" officeooo:paragraph-rsid="00248a4e"/>
    </style:style>
    <style:style style:name="P21" style:family="paragraph" style:parent-style-name="Text_20_body" style:list-style-name="L2">
      <style:text-properties style:font-name="arial" officeooo:paragraph-rsid="00248a4e"/>
    </style:style>
    <style:style style:name="P22" style:family="paragraph" style:parent-style-name="Text_20_body">
      <style:text-properties style:font-name="Arial"/>
    </style:style>
    <style:style style:name="P23" style:family="paragraph" style:parent-style-name="Text_20_body">
      <style:text-properties style:font-name="Arial" officeooo:rsid="0024da22" officeooo:paragraph-rsid="0024da22"/>
    </style:style>
    <style:style style:name="P24" style:family="paragraph" style:parent-style-name="Text_20_body" style:list-style-name="L4">
      <style:text-properties style:font-name="Arial" officeooo:rsid="0024da22" officeooo:paragraph-rsid="0024da22"/>
    </style:style>
    <style:style style:name="P25" style:family="paragraph" style:parent-style-name="Text_20_body" style:list-style-name="L5">
      <style:text-properties style:font-name="Arial" officeooo:paragraph-rsid="0024da22"/>
    </style:style>
    <style:style style:name="P26" style:family="paragraph" style:parent-style-name="Text_20_body">
      <style:paragraph-properties fo:line-height="150%" fo:text-align="justify" style:justify-single-word="false"/>
      <style:text-properties style:font-name="Arial" officeooo:paragraph-rsid="0024da22"/>
    </style:style>
    <style:style style:name="P27" style:family="paragraph" style:parent-style-name="Text_20_body">
      <style:text-properties officeooo:paragraph-rsid="0024da22"/>
    </style:style>
    <style:style style:name="P28" style:family="paragraph" style:parent-style-name="Text_20_body" style:list-style-name="L3">
      <style:text-properties officeooo:paragraph-rsid="0024da22"/>
    </style:style>
    <style:style style:name="P29" style:family="paragraph" style:parent-style-name="Text_20_body">
      <style:paragraph-properties fo:break-before="page"/>
      <style:text-properties style:font-name="Arial"/>
    </style:style>
    <style:style style:name="P30" style:family="paragraph" style:parent-style-name="Heading_20_1">
      <style:text-properties style:font-name="Arial"/>
    </style:style>
    <style:style style:name="P31" style:family="paragraph" style:parent-style-name="Heading_20_1" style:list-style-name="">
      <style:text-properties style:font-name="Ari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
    </style:style>
    <style:style style:name="P34" style:family="paragraph" style:parent-style-name="Heading_20_2" style:list-style-name=""/>
    <style:style style:name="P35" style:family="paragraph" style:parent-style-name="Heading_20_2">
      <style:text-properties style:font-name="Arial"/>
    </style:style>
    <style:style style:name="P36" style:family="paragraph" style:parent-style-name="Heading_20_2" style:list-style-name="">
      <style:text-properties style:font-name="Arial" officeooo:paragraph-rsid="00232eb7"/>
    </style:style>
    <style:style style:name="P37" style:family="paragraph" style:parent-style-name="Heading_20_2">
      <style:text-properties style:font-name="Arial" officeooo:paragraph-rsid="00232eb7"/>
    </style:style>
    <style:style style:name="P38" style:family="paragraph" style:parent-style-name="Heading_20_2">
      <style:text-properties style:font-name="Arial" officeooo:paragraph-rsid="00292389"/>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style:font-name="Arial" officeooo:paragraph-rsid="00232eb7"/>
    </style:style>
    <style:style style:name="P41" style:family="paragraph" style:parent-style-name="Heading_20_3">
      <style:text-properties officeooo:paragraph-rsid="00248a4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style="italic" fo:font-weight="bold" officeooo:rsid="00232eb7" style:font-style-asian="italic" style:font-weight-asian="bold" style:font-style-complex="italic" style:font-weight-complex="bold"/>
    </style:style>
    <style:style style:name="T4" style:family="text">
      <style:text-properties fo:font-weight="bold" officeooo:rsid="0019cc45" style:font-weight-asian="bold" style:font-weight-complex="bold"/>
    </style:style>
    <style:style style:name="T5" style:family="text">
      <style:text-properties style:font-name="Arial"/>
    </style:style>
    <style:style style:name="T6" style:family="text">
      <style:text-properties fo:font-weight="normal" officeooo:rsid="0019cc45" style:font-weight-asian="normal" style:font-weight-complex="normal"/>
    </style:style>
    <style:style style:name="T7" style:family="text">
      <style:text-properties officeooo:rsid="001c5bad"/>
    </style:style>
    <style:style style:name="T8" style:family="text">
      <style:text-properties officeooo:rsid="00232eb7"/>
    </style:style>
    <style:style style:name="T9" style:family="text">
      <style:text-properties officeooo:rsid="001ba533"/>
    </style:style>
    <style:style style:name="T10" style:family="text">
      <style:text-properties officeooo:rsid="00244a43"/>
    </style:style>
    <style:style style:name="T11" style:family="text">
      <style:text-properties officeooo:rsid="00248a4e"/>
    </style:style>
    <style:style style:name="T12" style:family="text">
      <style:text-properties officeooo:rsid="0024da22"/>
    </style:style>
    <style:style style:name="T13" style:family="text">
      <style:text-properties style:font-name="Arial" officeooo:rsid="0024da2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Fundamentos de</text:p>
      <text:p text:style-name="P2"><text:span text:style-name="T1">Aprendizaje Automático</text:span> </text:p>
      <text:p text:style-name="P4">Práctica <text:span text:style-name="T1">1</text:span> </text:p>
      <text:p text:style-name="P5"/>
      <text:p text:style-name="P5"/>
      <text:p text:style-name="P5"/>
      <text:p text:style-name="P5"/>
      <text:p text:style-name="P5"/>
      <text:p text:style-name="P5">Grupo <text:span text:style-name="T1">XXXX</text:span> </text:p>
      <text:p text:style-name="P5">Pareja <text:span text:style-name="T1">XX</text:span></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Table of Contents</text:p>
          </text:index-title>
          <text:p text:style-name="P43"><text:a xlink:type="simple" xlink:href="#__RefHeading__2869_2144760794" text:style-name="Index_20_Link" text:visited-style-name="Index_20_Link">1. Consideraciones respecto al diseño<text:tab/>3</text:a></text:p>
          <text:p text:style-name="P43"><text:a xlink:type="simple" xlink:href="#__RefHeading__2871_2144760794" text:style-name="Index_20_Link" text:visited-style-name="Index_20_Link">2. Ejecución del main de prueba<text:tab/>3</text:a></text:p>
          <text:p text:style-name="P43"><text:a xlink:type="simple" xlink:href="#__RefHeading__2873_2144760794" text:style-name="Index_20_Link" text:visited-style-name="Index_20_Link">3. Resultados obtenidos<text:tab/>4</text:a></text:p>
          <text:p text:style-name="P44"><text:a xlink:type="simple" xlink:href="#__RefHeading__2875_2144760794" text:style-name="Index_20_Link" text:visited-style-name="Index_20_Link">3.1 Resultados sobre el conjunto Iris<text:tab/>4</text:a></text:p>
          <text:p text:style-name="P44"><text:a xlink:type="simple" xlink:href="#__RefHeading__2877_2144760794" text:style-name="Index_20_Link" text:visited-style-name="Index_20_Link">3.2 Resultados sobre el conjunto Car<text:tab/>5</text:a></text:p>
          <text:p text:style-name="P44"><text:a xlink:type="simple" xlink:href="#__RefHeading__2879_2144760794" text:style-name="Index_20_Link" text:visited-style-name="Index_20_Link">3.3 Resultados sobre el conjunto Lenses<text:tab/>6</text:a></text:p>
          <text:p text:style-name="P44"><text:a xlink:type="simple" xlink:href="#__RefHeading__2881_2144760794" text:style-name="Index_20_Link" text:visited-style-name="Index_20_Link">3.4 Resultados sobre el conjunto Spam<text:tab/>8</text:a></text:p>
          <text:p text:style-name="P43"><text:a xlink:type="simple" xlink:href="#__RefHeading__496_80291523" text:style-name="Index_20_Link" text:visited-style-name="Index_20_Link">4. Valores probabilísticos<text:tab/>9</text:a></text:p>
          <text:p text:style-name="P44"><text:a xlink:type="simple" xlink:href="#__RefHeading__498_80291523" text:style-name="Index_20_Link" text:visited-style-name="Index_20_Link">4.1 Valores del conjunto Lenses<text:tab/>9</text:a></text:p>
          <text:p text:style-name="P45"><text:a xlink:type="simple" xlink:href="#__RefHeading__500_80291523" text:style-name="Index_20_Link" text:visited-style-name="Index_20_Link">4.1.1 Probabilidades a priori<text:tab/>9</text:a></text:p>
          <text:p text:style-name="P45"><text:a xlink:type="simple" xlink:href="#__RefHeading__502_80291523" text:style-name="Index_20_Link" text:visited-style-name="Index_20_Link">4.1.2 Probabilidades de máxima verosimilitud<text:tab/>9</text:a></text:p>
          <text:p text:style-name="P44"><text:a xlink:type="simple" xlink:href="#__RefHeading__504_80291523" text:style-name="Index_20_Link" text:visited-style-name="Index_20_Link">4.2 Valores del conjunto Iris<text:tab/>10</text:a></text:p>
          <text:p text:style-name="P45"><text:a xlink:type="simple" xlink:href="#__RefHeading__506_80291523" text:style-name="Index_20_Link" text:visited-style-name="Index_20_Link">4.2.1 Probabilidades a priori<text:tab/>10</text:a></text:p>
          <text:p text:style-name="P45"><text:a xlink:type="simple" xlink:href="#__RefHeading__508_80291523" text:style-name="Index_20_Link" text:visited-style-name="Index_20_Link">4.2.2 Media y desviación típica<text:tab/>10</text:a></text:p>
        </text:index-body>
      </text:table-of-content>
      <text:p text:style-name="P7"/>
      <text:p text:style-name="P8"/>
      <text:h text:style-name="P30" text:outline-level="1"><text:bookmark-start text:name="__RefHeading__2869_2144760794"/><text:span text:style-name="T1">1. </text:span>Consideraciones <text:span text:style-name="T1">respecto al</text:span> diseño<text:bookmark-end text:name="__RefHeading__2869_2144760794"/></text:h>
      <text:p text:style-name="P9"/>
      <text:p text:style-name="P11"><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0"/>
      <text:h text:style-name="P30" text:outline-level="1"><text:bookmark-start text:name="__RefHeading__2871_2144760794"/>2. Ejecución del main de prueba<text:bookmark-end text:name="__RefHeading__2871_2144760794"/></text:h>
      <text:p text:style-name="P9"/>
      <text:p text:style-name="P12"><text:tab/>El main está ubicado dentro de la clase Clasificador y recibe por línea de comandos los siguientes argumentos:</text:p>
      <text:list xml:id="list5259668020936687049" text:style-name="L1">
        <text:list-item>
          <text:p text:style-name="P15"><text:span text:style-name="T4">-input &lt;Fichero&gt;:</text:span><text:span text:style-name="T1"> Ruta del fichero .data.</text:span></text:p>
        </text:list-item>
        <text:list-item>
          <text:p text:style-name="P15"><text:span text:style-name="T4">-cruzada:</text:span><text:span text:style-name="T1"> Si se incluye este flag se escogerá la validación cruzada, si no la divisón porcentual por defecto.</text:span></text:p>
        </text:list-item>
        <text:list-item>
          <text:p text:style-name="P15"><text:span text:style-name="T4">-laplace:</text:span><text:span text:style-name="T1"> Si se incluye este flag se activará el suavizado de Laplace a la hora de calcular las probabilidades nominales condicionales.</text:span></text:p>
        </text:list-item>
        <text:list-item>
          <text:p text:style-name="P18"><text:span text:style-name="T1">-particion &lt;numero&gt;: </text:span><text:span text:style-name="T6">Para las pruebas que se han realizado se ha escogido un valor para partición comprendido entre 10 y 90 para división porcentual y un valor entre 2 y 8 para validación cruzada. </text:span></text:p>
        </text:list-item>
      </text:list>
      <text:h text:style-name="P31" text:outline-level="1"/>
      <text:h text:style-name="P33" text:outline-level="1"><text:bookmark-start text:name="__RefHeading__2873_2144760794"/>3. Resultados obtenidos<text:bookmark-end text:name="__RefHeading__2873_2144760794"/></text:h>
      <text:p text:style-name="P9"/>
      <text:p text:style-name="P10"><text:tab/><text:span text:style-name="T7">La representación de los resultados obtenidos se organiza descomponiendo los aciertos según las particiones creadas y según la aplicación o no del suavizado de Laplace. Para obtener los resultados realizamos la prueba 100 veces y obtenemos una media de las pruebas.</text:span></text:p>
      <text:p text:style-name="P10"/>
      <text:h text:style-name="P35" text:outline-level="2"><text:bookmark-start text:name="__RefHeading__2875_2144760794"/>3.1 Resultados sobre el conjunto Iris<text:bookmark-end text:name="__RefHeading__2875_2144760794"/></text:h>
      <text:p text:style-name="Text_20_body"><text:span text:style-name="T5"/></text:p>
      <text:p text:style-name="P9"/>
      <text:p text:style-name="P9"><draw:frame draw:style-name="fr2" draw:name="Object3" text:anchor-type="paragraph" svg:width="6.2992in" svg:height="3.5429in" draw:z-index="5"><draw:object xlink:href="./Object 3" xlink:type="simple" xlink:show="embed" xlink:actuate="onLoad"/><draw:image xlink:href="./ObjectReplacements/Object 3" xlink:type="simple" xlink:show="embed" xlink:actuate="onLoad"/></draw:frame></text:p>
      <text:p text:style-name="P29"><draw:frame draw:style-name="fr1" draw:name="Object4" text:anchor-type="paragraph" svg:width="6.0354in" svg:height="3.3165in" draw:z-index="4"><draw:object xlink:href="./Object 4" xlink:type="simple" xlink:show="embed" xlink:actuate="onLoad"/><draw:image xlink:href="./ObjectReplacements/Object 4" xlink:type="simple" xlink:show="embed" xlink:actuate="onLoad"/></draw:frame></text:p>
      <text:p text:style-name="P16"><text:span text:style-name="T10"><text:tab/>Los resutados sobre el conjunto Iris son óptimos (sobre el 90%) probablemente al tener las clases del conjunto repartidas equitativamente sobre la muestra (las clases son equiprobables, Iris-setosa, Iris-versicolor e Iris-virginica tiene 50 casos respectivamente). Por esta razón el sistema puede predecir correctamente a pesar de tener una relativamente pequeña muestra (150 casos).</text:span></text:p>
      <text:h text:style-name="P37" text:outline-level="2"><text:bookmark-start text:name="__RefHeading__2877_2144760794"/>3.2 Resultados sobre el conjunto Car<text:bookmark-end text:name="__RefHeading__2877_2144760794"/></text:h>
      <text:p text:style-name="P9"><draw:frame draw:style-name="fr1" draw:name="Object5" text:anchor-type="paragraph" svg:width="5.8453in" svg:height="3.2866in" draw:z-index="0"><draw:object xlink:href="./Object 5" xlink:type="simple" xlink:show="embed" xlink:actuate="onLoad"/><draw:image xlink:href="./ObjectReplacements/Object 5" xlink:type="simple" xlink:show="embed" xlink:actuate="onLoad"/></draw:frame></text:p>
      <text:p text:style-name="P17"><text:soft-page-break/></text:p>
      <text:p text:style-name="P17"><draw:frame draw:style-name="fr1" draw:name="Object6" text:anchor-type="paragraph" svg:width="6.8346in" svg:height="3.2965in" draw:z-index="2"><draw:object xlink:href="./Object 6" xlink:type="simple" xlink:show="embed" xlink:actuate="onLoad"/><draw:image xlink:href="./ObjectReplacements/Object 6" xlink:type="simple" xlink:show="embed" xlink:actuate="onLoad"/></draw:frame><text:tab/><text:span text:style-name="T8">Este conjunto da resultados bien ajustados (sobre el 80%), esto puede ser debido a la cantidad de muestras que contiene (1728 muestras). El problema que tiene este conjunto es el desequilibro de clases que posee, ya que para las clases </text:span><text:span text:style-name="T3">acc</text:span><text:span text:style-name="T8"> y </text:span><text:span text:style-name="T3">unacc</text:span><text:span text:style-name="T8"> tiene 384 y 1210 muestras respectivamente, frente a </text:span><text:span text:style-name="T3">good</text:span><text:span text:style-name="T8"> y </text:span><text:span text:style-name="T3">vgood</text:span><text:span text:style-name="T8">, que tienen 69 y 65 casos cada una.</text:span></text:p>
      <text:h text:style-name="P38" text:outline-level="2"><text:bookmark-start text:name="__RefHeading__2879_2144760794"/>3.3 Resultados sobre el conjunto Lenses<text:bookmark-end text:name="__RefHeading__2879_2144760794"/></text:h>
      <text:p text:style-name="P19"><draw:frame draw:style-name="fr1" draw:name="Object7" text:anchor-type="paragraph" svg:width="5.9492in" svg:height="3.3465in" draw:z-index="1"><draw:object xlink:href="./Object 7" xlink:type="simple" xlink:show="embed" xlink:actuate="onLoad"/><draw:image xlink:href="./ObjectReplacements/Object 7" xlink:type="simple" xlink:show="embed" xlink:actuate="onLoad"/></draw:frame></text:p>
      <text:p text:style-name="P16"><draw:frame draw:style-name="fr2" draw:name="Object8" text:anchor-type="paragraph" svg:width="6.8008in" svg:height="3.5429in" draw:z-index="3"><draw:object xlink:href="./Object 8" xlink:type="simple" xlink:show="embed" xlink:actuate="onLoad"/><draw:image xlink:href="./ObjectReplacements/Object 8" xlink:type="simple" xlink:show="embed" xlink:actuate="onLoad"/></draw:frame><text:soft-page-break/><text:span text:style-name="T9"><text:tab/>Con la estrategia de división porcentual los resultados sobre este conjunto de datos son muy dispares debido a la poca densidad de casos que contiene (25 casos) y al desequilibrio muestral de clases. Si a esto se le suma el barajaeo (shuffle) sobre los datos y la división entre conjunto de entrenamiento y test el sistema es incapaz de generalizar y predecir correctamente, sobre todo en la estrategia de particionado división porcentual.</text:span></text:p>
      <text:p text:style-name="P16"><text:span text:style-name="T9"><text:tab/>En cambio al realizar validación cruzada se consiguen resultados sobre el 90% ya que la propia estrategia de particionado obliga a hacer una media de resultados sobre todas las particiones, suavizando los fallos.</text:span></text:p>
      <text:h text:style-name="P37" text:outline-level="2"/>
      <text:h text:style-name="P36" text:outline-level="2"/>
      <text:h text:style-name="P40" text:outline-level="2"><text:bookmark-start text:name="__RefHeading__2881_2144760794"/>3.4 Resultados sobre el conjunto Spam<text:bookmark-end text:name="__RefHeading__2881_2144760794"/></text:h>
      <text:p text:style-name="P9"><draw:frame draw:style-name="fr1" draw:name="Object2" text:anchor-type="paragraph" svg:width="5.8256in" svg:height="3.2764in" draw:z-index="7"><draw:object xlink:href="./Object 2" xlink:type="simple" xlink:show="embed" xlink:actuate="onLoad"/><draw:image xlink:href="./ObjectReplacements/Object 2" xlink:type="simple" xlink:show="embed" xlink:actuate="onLoad"/></draw:frame></text:p>
      <text:p text:style-name="P9"><draw:frame draw:style-name="fr1" draw:name="Object1" text:anchor-type="paragraph" svg:width="5.9181in" svg:height="3.3283in" draw:z-index="6"><draw:object xlink:href="./Object 1" xlink:type="simple" xlink:show="embed" xlink:actuate="onLoad"/><draw:image xlink:href="./ObjectReplacements/Object 1" xlink:type="simple" xlink:show="embed" xlink:actuate="onLoad"/></draw:frame></text:p>
      <text:p text:style-name="Text_20_body"/>
      <text:h text:style-name="P32" text:outline-level="1"><text:bookmark-start text:name="__RefHeading__496_80291523"/>4. Valores probabilísticos <text:bookmark-end text:name="__RefHeading__496_80291523"/></text:h>
      <text:p text:style-name="Text_20_body"/>
      <text:h text:style-name="Heading_20_2" text:outline-level="2"><text:bookmark-start text:name="__RefHeading__498_80291523"/>4.1 <text:span text:style-name="T8">V</text:span>alores del conjunto Lenses<text:bookmark-end text:name="__RefHeading__498_80291523"/></text:h>
      <text:p text:style-name="Text_20_body"/>
      <text:h text:style-name="Heading_20_3" text:outline-level="3"><text:bookmark-start text:name="__RefHeading__500_80291523"/>4.1.1 Probab<text:span text:style-name="T11">ilidades</text:span> a priori<text:bookmark-end text:name="__RefHeading__500_80291523"/></text:h>
      <text:p text:style-name="P27"/>
      <text:list xml:id="list5727350157196249922" text:style-name="L2">
        <text:list-item>
          <text:p text:style-name="P21"><text:span text:style-name="T11">P(Class=1) = 0.0625</text:span></text:p>
        </text:list-item>
        <text:list-item>
          <text:p text:style-name="P21"><text:span text:style-name="T11">P(Class=2) = 0.1875</text:span></text:p>
        </text:list-item>
        <text:list-item>
          <text:p text:style-name="P21"><text:span text:style-name="T11">P(Class=3) = 0.75</text:span></text:p>
        </text:list-item>
      </text:list>
      <text:p text:style-name="P20"/>
      <text:h text:style-name="P41" text:outline-level="3"><text:bookmark-start text:name="__RefHeading__502_80291523"/>4.1.2 Probab<text:span text:style-name="T11">ilidades</text:span> <text:span text:style-name="T12">de máxima verosimilitud</text:span><text:bookmark-end text:name="__RefHeading__502_80291523"/></text:h>
      <text:p text:style-name="Text_20_body"/>
      <text:p text:style-name="P23">Sin suavizado de Laplace:</text:p>
      <text:p text:style-name="P23"/>
      <text:list xml:id="list2484079008500553670" text:style-name="L3">
        <text:list-item>
          <text:p text:style-name="P28"><text:span text:style-name="T13">P(tear=1| Class=3) = 0.8333333333333334<text:tab/><text:tab/>(MV)</text:span></text:p>
        </text:list-item>
        <text:list-item>
          <text:p text:style-name="P28"><text:span text:style-name="T13">P(tear=2| Class=3) = 0.16666666666666666</text:span></text:p>
          <text:p text:style-name="P28"><text:span text:style-name="T13"/></text:p>
        </text:list-item>
      </text:list>
      <text:p text:style-name="P23">Con suavizado de Laplace:</text:p>
      <text:p text:style-name="P23"/>
      <text:list xml:id="list1897622516883229336" text:style-name="L4">
        <text:list-item>
          <text:p text:style-name="P24">P(tear=1| Class=3) = 0.7<text:tab/><text:tab/><text:tab/><text:tab/><text:tab/>(MV)</text:p>
        </text:list-item>
        <text:list-item>
          <text:p text:style-name="P24">P(tear=2| Class=3) = 0.3</text:p>
        </text:list-item>
      </text:list>
      <text:p text:style-name="P9"/>
      <text:h text:style-name="P34" text:outline-level="2"/>
      <text:h text:style-name="P39" text:outline-level="2"><text:bookmark-start text:name="__RefHeading__504_80291523"/>4.2 Valores del conjunto Iris<text:bookmark-end text:name="__RefHeading__504_80291523"/></text:h>
      <text:p text:style-name="Text_20_body"/>
      <text:h text:style-name="Heading_20_3" text:outline-level="3"><text:bookmark-start text:name="__RefHeading__506_80291523"/>4.2.1 Probabilidades a priori<text:bookmark-end text:name="__RefHeading__506_80291523"/></text:h>
      <text:p text:style-name="Text_20_body"/>
      <text:list xml:id="list1671556704323713551" text:style-name="L5">
        <text:list-item>
          <text:p text:style-name="P25"><text:span text:style-name="T12">P(Class=Iris-setosa) = 0.33</text:span></text:p>
        </text:list-item>
        <text:list-item>
          <text:p text:style-name="P25"><text:span text:style-name="T12">P(Class=Iris-versicolor) = 0.35</text:span></text:p>
        </text:list-item>
        <text:list-item>
          <text:p text:style-name="P25"><text:span text:style-name="T12">P(Class=Iris-virginica) = 0.32</text:span></text:p>
          <text:p text:style-name="P25"/>
        </text:list-item>
      </text:list>
      <text:p text:style-name="P26"><text:tab/><text:span text:style-name="T12">A pesar de que las clases están repartidas equitativamente en el conjunto las probabilidades no son equiprobables. Esto es debido a que al realizar el particionado con validación cruzada hay que dividir el conjunto, ocurriendo casos en los que al redondear para obtener un tamaño de partición entera se pierda una minúscula parte de la muestra de datos (limitaciones de la implementación).</text:span></text:p>
      <text:h text:style-name="Heading_20_3" text:outline-level="3"><text:bookmark-start text:name="__RefHeading__508_80291523"/>4.2.2 Media y desviación típica<text:bookmark-end text:name="__RefHeading__508_80291523"/></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8T13:59:37.642738469</dc:date>
    <meta:editing-duration>PT1H55M21S</meta:editing-duration>
    <meta:editing-cycles>10</meta:editing-cycles>
    <meta:generator>LibreOffice/4.2.5.2$Linux_x86 LibreOffice_project/420m0$Build-2</meta:generator>
    <meta:document-statistic meta:table-count="0" meta:image-count="0" meta:object-count="8" meta:page-count="10" meta:paragraph-count="63" meta:word-count="695" meta:character-count="4340" meta:non-whitespace-character-count="37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31cm" svg:height="8.454cm" xlink:href="." xlink:type="simple" chart:class="chart:bar" chart:style-name="ch1">
        <chart:title svg:x="4.08cm" svg:y="0.304cm" chart:style-name="ch2">
          <text:p>Resultados para conjunto Spam</text:p>
        </chart:title>
        <chart:subtitle svg:x="5.428cm" svg:y="1.274cm" chart:style-name="ch3">
          <text:p>con División Porcentual</text:p>
        </chart:subtitle>
        <chart:plot-area chart:style-name="ch4" chart:data-source-has-labels="both" svg:x="1.308cm" svg:y="2.291cm" svg:width="13.123cm" svg:height="5.016cm">
          <chartooo:coordinate-region svg:x="2.109cm" svg:y="2.488cm" svg:width="12.322cm" svg:height="4.176cm"/>
          <chart:axis chart:dimension="x" chart:name="primary-x" chart:style-name="ch5" chartooo:axis-type="text">
            <chart:title svg:x="7.013cm" svg:y="7.477cm" chart:style-name="ch6">
              <text:p>Particiones</text:p>
            </chart:title>
            <chart:categories table:cell-range-address="local-table.$A$2:.$A$10"/>
          </chart:axis>
          <chart:axis chart:dimension="y" chart:name="primary-y" chart:style-name="ch7">
            <chart:title svg:x="0.451cm" svg:y="5.524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60.4926346293166">
                <text:p>60.4926346293166</text:p>
              </table:table-cell>
            </table:table-row>
            <table:table-row>
              <table:table-cell office:value-type="float" office:value="0.2">
                <text:p>0</text:p>
              </table:table-cell>
              <table:table-cell office:value-type="float" office:value="60.3640315131758">
                <text:p>60.3640315131758</text:p>
              </table:table-cell>
            </table:table-row>
            <table:table-row>
              <table:table-cell office:value-type="float" office:value="0.3">
                <text:p>0</text:p>
              </table:table-cell>
              <table:table-cell office:value-type="float" office:value="60.6022974231607">
                <text:p>60.6022974231607</text:p>
              </table:table-cell>
            </table:table-row>
            <table:table-row>
              <table:table-cell office:value-type="float" office:value="0.4">
                <text:p>0</text:p>
              </table:table-cell>
              <table:table-cell office:value-type="float" office:value="60.9199565374865">
                <text:p>60.9199565374865</text:p>
              </table:table-cell>
            </table:table-row>
            <table:table-row>
              <table:table-cell office:value-type="float" office:value="0.5">
                <text:p>0</text:p>
              </table:table-cell>
              <table:table-cell office:value-type="float" office:value="60.4085180356367">
                <text:p>60.4085180356367</text:p>
              </table:table-cell>
            </table:table-row>
            <table:table-row>
              <table:table-cell office:value-type="float" office:value="0.6">
                <text:p>0</text:p>
              </table:table-cell>
              <table:table-cell office:value-type="float" office:value="59.9130907115697">
                <text:p>59.9130907115697</text:p>
              </table:table-cell>
            </table:table-row>
            <table:table-row>
              <table:table-cell office:value-type="float" office:value="0.7">
                <text:p>0</text:p>
              </table:table-cell>
              <table:table-cell office:value-type="float" office:value="82.7661115133961">
                <text:p>82.7661115133961</text:p>
              </table:table-cell>
            </table:table-row>
            <table:table-row>
              <table:table-cell office:value-type="float" office:value="0.8">
                <text:p>0</text:p>
              </table:table-cell>
              <table:table-cell office:value-type="float" office:value="60.1520086862107">
                <text:p>60.1520086862107</text:p>
              </table:table-cell>
            </table:table-row>
            <table:table-row>
              <table:table-cell office:value-type="float" office:value="0.9">
                <text:p>0</text:p>
              </table:table-cell>
              <table:table-cell office:value-type="float" office:value="79.6095444685468">
                <text:p>79.60954446854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97cm" svg:height="8.321cm" xlink:href="." xlink:type="simple" chart:class="chart:bar" chart:style-name="ch1">
        <chart:title svg:x="3.963cm" svg:y="0.301cm" chart:style-name="ch2">
          <text:p>Resultados para conjunto Spam</text:p>
        </chart:title>
        <chart:subtitle svg:x="5.325cm" svg:y="1.268cm" chart:style-name="ch3">
          <text:p>con Validación Cruzada</text:p>
        </chart:subtitle>
        <chart:plot-area chart:style-name="ch4" chart:data-source-has-labels="both" svg:x="1.303cm" svg:y="2.279cm" svg:width="12.904cm" svg:height="4.898cm">
          <chartooo:coordinate-region svg:x="2.104cm" svg:y="2.476cm" svg:width="12.103cm" svg:height="4.058cm"/>
          <chart:axis chart:dimension="x" chart:name="primary-x" chart:style-name="ch5" chartooo:axis-type="text">
            <chart:title svg:x="6.899cm" svg:y="7.344cm" chart:style-name="ch6">
              <text:p>Particiones</text:p>
            </chart:title>
            <chart:categories table:cell-range-address="local-table.$A$2:.$A$8"/>
          </chart:axis>
          <chart:axis chart:dimension="y" chart:name="primary-y" chart:style-name="ch7">
            <chart:title svg:x="0.451cm" svg:y="5.453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60.608695652174">
                <text:p>60.608695652174</text:p>
              </table:table-cell>
            </table:table-row>
            <table:table-row>
              <table:table-cell office:value-type="float" office:value="3">
                <text:p/>
              </table:table-cell>
              <table:table-cell office:value-type="float" office:value="81.9525983909544">
                <text:p>81.9525983909544</text:p>
              </table:table-cell>
            </table:table-row>
            <table:table-row>
              <table:table-cell office:value-type="float" office:value="4">
                <text:p/>
              </table:table-cell>
              <table:table-cell office:value-type="float" office:value="81.0217391304349">
                <text:p>81.0217391304349</text:p>
              </table:table-cell>
            </table:table-row>
            <table:table-row>
              <table:table-cell office:value-type="float" office:value="5">
                <text:p>10</text:p>
              </table:table-cell>
              <table:table-cell office:value-type="float" office:value="82.1304347826088">
                <text:p>82.1304347826088</text:p>
              </table:table-cell>
            </table:table-row>
            <table:table-row>
              <table:table-cell office:value-type="float" office:value="6">
                <text:p>10</text:p>
              </table:table-cell>
              <table:table-cell office:value-type="float" office:value="81.5926892950392">
                <text:p>81.5926892950392</text:p>
              </table:table-cell>
            </table:table-row>
            <table:table-row>
              <table:table-cell office:value-type="float" office:value="7">
                <text:p>10</text:p>
              </table:table-cell>
              <table:table-cell office:value-type="float" office:value="82.2787562513588">
                <text:p>82.2787562513588</text:p>
              </table:table-cell>
            </table:table-row>
            <table:table-row>
              <table:table-cell office:value-type="float" office:value="8">
                <text:p>10</text:p>
              </table:table-cell>
              <table:table-cell office:value-type="float" office:value="60.608695652174">
                <text:p>60.608695652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26cm" svg:y="1.294cm" chart:style-name="ch3">
          <text:p>con Validación Cruzada</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text">
            <chart:title svg:x="7.488cm" svg:y="8.022cm" chart:style-name="ch6">
              <text:p>Particiones</text:p>
            </chart:title>
            <chart:categories table:cell-range-address="local-table.$A$2:.$A$8"/>
          </chart:axis>
          <chart:axis chart:dimension="y" chart:name="primary-y" chart:style-name="ch7">
            <chart:title svg:x="0.451cm" svg:y="5.811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96">
                <text:p>96</text:p>
              </table:table-cell>
            </table:table-row>
            <table:table-row>
              <table:table-cell office:value-type="float" office:value="3">
                <text:p/>
              </table:table-cell>
              <table:table-cell office:value-type="float" office:value="95.3333333333333">
                <text:p>95.3333333333333</text:p>
              </table:table-cell>
            </table:table-row>
            <table:table-row>
              <table:table-cell office:value-type="float" office:value="4">
                <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row>
            <table:table-row>
              <table:table-cell office:value-type="float" office:value="6">
                <text:p>10</text:p>
              </table:table-cell>
              <table:table-cell office:value-type="float" office:value="95.3333333333333">
                <text:p>95.3333333333333</text:p>
              </table:table-cell>
            </table:table-row>
            <table:table-row>
              <table:table-cell office:value-type="float" office:value="7">
                <text:p>10</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329cm" svg:height="8.424cm" xlink:href="." xlink:type="simple" chart:class="chart:bar" chart:style-name="ch1">
        <chart:title svg:x="4.53cm" svg:y="0.303cm" chart:style-name="ch2">
          <text:p>Resultados para conjunto Iris</text:p>
        </chart:title>
        <chart:subtitle svg:x="5.577cm" svg:y="1.272cm" chart:style-name="ch3">
          <text:p>con División Porcentual</text:p>
        </chart:subtitle>
        <chart:plot-area chart:style-name="ch4" chart:data-source-has-labels="both" svg:x="1.314cm" svg:y="2.287cm" svg:width="13.403cm" svg:height="4.991cm">
          <chartooo:coordinate-region svg:x="2.115cm" svg:y="2.484cm" svg:width="12.602cm" svg:height="4.151cm"/>
          <chart:axis chart:dimension="x" chart:name="primary-x" chart:style-name="ch5" chartooo:axis-type="text">
            <chart:title svg:x="7.159cm" svg:y="7.447cm" chart:style-name="ch6">
              <text:p>Particiones</text:p>
            </chart:title>
            <chart:categories table:cell-range-address="local-table.$A$2:.$A$10"/>
          </chart:axis>
          <chart:axis chart:dimension="y" chart:name="primary-y" chart:style-name="ch7">
            <chart:title svg:x="0.451cm" svg:y="5.507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88.8888888888888">
                <text:p>88.8888888888888</text:p>
              </table:table-cell>
            </table:table-row>
            <table:table-row>
              <table:table-cell office:value-type="float" office:value="0.2">
                <text:p>0</text:p>
              </table:table-cell>
              <table:table-cell office:value-type="float" office:value="95">
                <text:p>95</text:p>
              </table:table-cell>
            </table:table-row>
            <table:table-row>
              <table:table-cell office:value-type="float" office:value="0.3">
                <text:p>0</text:p>
              </table:table-cell>
              <table:table-cell office:value-type="float" office:value="90.4761904761906">
                <text:p>90.4761904761906</text:p>
              </table:table-cell>
            </table:table-row>
            <table:table-row>
              <table:table-cell office:value-type="float" office:value="0.4">
                <text:p>0</text:p>
              </table:table-cell>
              <table:table-cell office:value-type="float" office:value="97.7777777777776">
                <text:p>97.7777777777776</text:p>
              </table:table-cell>
            </table:table-row>
            <table:table-row>
              <table:table-cell office:value-type="float" office:value="0.5">
                <text:p>0</text:p>
              </table:table-cell>
              <table:table-cell office:value-type="float" office:value="97.3333333333333">
                <text:p>97.3333333333333</text:p>
              </table:table-cell>
            </table:table-row>
            <table:table-row>
              <table:table-cell office:value-type="float" office:value="0.6">
                <text:p>0</text:p>
              </table:table-cell>
              <table:table-cell office:value-type="float" office:value="95">
                <text:p>95</text:p>
              </table:table-cell>
            </table:table-row>
            <table:table-row>
              <table:table-cell office:value-type="float" office:value="0.7">
                <text:p>0</text:p>
              </table:table-cell>
              <table:table-cell office:value-type="float" office:value="95.5555555555555">
                <text:p>95.5555555555555</text:p>
              </table:table-cell>
            </table:table-row>
            <table:table-row>
              <table:table-cell office:value-type="float" office:value="0.8">
                <text:p>0</text:p>
              </table:table-cell>
              <table:table-cell office:value-type="float" office:value="93.3333333333333">
                <text:p>93.3333333333333</text:p>
              </table:table-cell>
            </table:table-row>
            <table:table-row>
              <table:table-cell office:value-type="float" office:value="0.9">
                <text:p>0</text:p>
              </table:table-cell>
              <table:table-cell office:value-type="float" office:value="93.3333333333333">
                <text:p>93.33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46cm" svg:height="8.348cm" xlink:href="." xlink:type="simple" chart:class="chart:bar" chart:style-name="ch1">
        <chart:title svg:x="4.224cm" svg:y="0.301cm" chart:style-name="ch2">
          <text:p>Resultados para conjunto Car</text:p>
        </chart:title>
        <chart:subtitle svg:x="5.35cm" svg:y="1.268cm" chart:style-name="ch3">
          <text:p>con Validación Cruzada</text:p>
        </chart:subtitle>
        <chart:legend chart:legend-position="end" svg:x="12.258cm" svg:y="3.63cm" style:legend-expansion="high" chart:style-name="ch4"/>
        <chart:plot-area chart:style-name="ch5" chart:data-source-has-labels="both" svg:x="1.304cm" svg:y="2.279cm" svg:width="10.362cm" svg:height="4.925cm">
          <chartooo:coordinate-region svg:x="2.105cm" svg:y="2.476cm" svg:width="9.561cm" svg:height="4.085cm"/>
          <chart:axis chart:dimension="x" chart:name="primary-x" chart:style-name="ch6" chartooo:axis-type="text">
            <chart:title svg:x="5.629cm" svg:y="7.371cm" chart:style-name="ch7">
              <text:p>Particiones</text:p>
            </chart:title>
            <chart:categories table:cell-range-address="local-table.$A$2:.$A$8"/>
          </chart:axis>
          <chart:axis chart:dimension="y" chart:name="primary-y" chart:style-name="ch8">
            <chart:title svg:x="0.451cm" svg:y="5.46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7.2685185185184">
                <text:p>87.2685185185184</text:p>
              </table:table-cell>
              <table:table-cell office:value-type="float" office:value="84.8379629629628">
                <text:p>84.8379629629628</text:p>
              </table:table-cell>
            </table:table-row>
            <table:table-row>
              <table:table-cell office:value-type="float" office:value="3">
                <text:p/>
              </table:table-cell>
              <table:table-cell office:value-type="float" office:value="86.2847222222224">
                <text:p>86.2847222222224</text:p>
              </table:table-cell>
              <table:table-cell office:value-type="float" office:value="86.6319444444444">
                <text:p>86.6319444444444</text:p>
              </table:table-cell>
            </table:table-row>
            <table:table-row>
              <table:table-cell office:value-type="float" office:value="4">
                <text:p/>
              </table:table-cell>
              <table:table-cell office:value-type="float" office:value="86.3425925925924">
                <text:p>86.3425925925924</text:p>
              </table:table-cell>
              <table:table-cell office:value-type="float" office:value="87.8472222222224">
                <text:p>87.8472222222224</text:p>
              </table:table-cell>
            </table:table-row>
            <table:table-row>
              <table:table-cell office:value-type="float" office:value="5">
                <text:p>10</text:p>
              </table:table-cell>
              <table:table-cell office:value-type="float" office:value="87.4782608695651">
                <text:p>87.4782608695651</text:p>
              </table:table-cell>
              <table:table-cell office:value-type="float" office:value="87.3043478260869">
                <text:p>87.3043478260869</text:p>
              </table:table-cell>
            </table:table-row>
            <table:table-row>
              <table:table-cell office:value-type="float" office:value="6">
                <text:p>10</text:p>
              </table:table-cell>
              <table:table-cell office:value-type="float" office:value="87.3842592592592">
                <text:p>87.3842592592592</text:p>
              </table:table-cell>
              <table:table-cell office:value-type="float" office:value="87.3842592592592">
                <text:p>87.3842592592592</text:p>
              </table:table-cell>
            </table:table-row>
            <table:table-row>
              <table:table-cell office:value-type="float" office:value="7">
                <text:p>10</text:p>
              </table:table-cell>
              <table:table-cell office:value-type="float" office:value="87.5145180023228">
                <text:p>87.5145180023228</text:p>
              </table:table-cell>
              <table:table-cell office:value-type="float" office:value="87.5145180023228">
                <text:p>87.5145180023228</text:p>
              </table:table-cell>
            </table:table-row>
            <table:table-row>
              <table:table-cell office:value-type="float" office:value="8">
                <text:p>10</text:p>
              </table:table-cell>
              <table:table-cell office:value-type="float" office:value="87.6736111111113">
                <text:p>87.6736111111113</text:p>
              </table:table-cell>
              <table:table-cell office:value-type="float" office:value="86.6898148148148">
                <text:p>86.68981481481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359cm" svg:height="8.372cm" xlink:href="." xlink:type="simple" chart:class="chart:bar" chart:style-name="ch1">
        <chart:title svg:x="5.48cm" svg:y="0.302cm" chart:style-name="ch2">
          <text:p>Resultados para conjunto Car</text:p>
        </chart:title>
        <chart:subtitle svg:x="6.592cm" svg:y="1.27cm" chart:style-name="ch3">
          <text:p>con División Porcentual</text:p>
        </chart:subtitle>
        <chart:legend chart:legend-position="end" svg:x="14.771cm" svg:y="3.642cm" style:legend-expansion="high" chart:style-name="ch4"/>
        <chart:plot-area chart:style-name="ch5" chart:data-source-has-labels="both" svg:x="1.355cm" svg:y="2.283cm" svg:width="12.722cm" svg:height="4.944cm">
          <chartooo:coordinate-region svg:x="2.156cm" svg:y="2.48cm" svg:width="11.921cm" svg:height="4.104cm"/>
          <chart:axis chart:dimension="x" chart:name="primary-x" chart:style-name="ch6" chartooo:axis-type="text">
            <chart:title svg:x="6.86cm" svg:y="7.395cm" chart:style-name="ch7">
              <text:p>Particiones</text:p>
            </chart:title>
            <chart:categories table:cell-range-address="local-table.$A$2:.$A$10"/>
          </chart:axis>
          <chart:axis chart:dimension="y" chart:name="primary-y" chart:style-name="ch8">
            <chart:title svg:x="0.451cm" svg:y="5.48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78.4061696658098">
                <text:p>78.4061696658098</text:p>
              </table:table-cell>
              <table:table-cell office:value-type="float" office:value="81.8123393316193">
                <text:p>81.8123393316193</text:p>
              </table:table-cell>
            </table:table-row>
            <table:table-row>
              <table:table-cell office:value-type="float" office:value="0.2">
                <text:p>0</text:p>
              </table:table-cell>
              <table:table-cell office:value-type="float" office:value="82.7910339840926">
                <text:p>82.7910339840926</text:p>
              </table:table-cell>
              <table:table-cell office:value-type="float" office:value="81.6341287057121">
                <text:p>81.6341287057121</text:p>
              </table:table-cell>
            </table:table-row>
            <table:table-row>
              <table:table-cell office:value-type="float" office:value="0.3">
                <text:p>0</text:p>
              </table:table-cell>
              <table:table-cell office:value-type="float" office:value="82.1487603305786">
                <text:p>82.1487603305786</text:p>
              </table:table-cell>
              <table:table-cell office:value-type="float" office:value="83.8016528925619">
                <text:p>83.8016528925619</text:p>
              </table:table-cell>
            </table:table-row>
            <table:table-row>
              <table:table-cell office:value-type="float" office:value="0.4">
                <text:p>0</text:p>
              </table:table-cell>
              <table:table-cell office:value-type="float" office:value="83.3172613307617">
                <text:p>83.3172613307617</text:p>
              </table:table-cell>
              <table:table-cell office:value-type="float" office:value="82.545805207329">
                <text:p>82.545805207329</text:p>
              </table:table-cell>
            </table:table-row>
            <table:table-row>
              <table:table-cell office:value-type="float" office:value="0.5">
                <text:p>0</text:p>
              </table:table-cell>
              <table:table-cell office:value-type="float" office:value="82.175925925926">
                <text:p>82.175925925926</text:p>
              </table:table-cell>
              <table:table-cell office:value-type="float" office:value="83.5648148148148">
                <text:p>83.5648148148148</text:p>
              </table:table-cell>
            </table:table-row>
            <table:table-row>
              <table:table-cell office:value-type="float" office:value="0.6">
                <text:p>0</text:p>
              </table:table-cell>
              <table:table-cell office:value-type="float" office:value="86.8497109826587">
                <text:p>86.8497109826587</text:p>
              </table:table-cell>
              <table:table-cell office:value-type="float" office:value="84.1040462427746">
                <text:p>84.1040462427746</text:p>
              </table:table-cell>
            </table:table-row>
            <table:table-row>
              <table:table-cell office:value-type="float" office:value="0.7">
                <text:p>0</text:p>
              </table:table-cell>
              <table:table-cell office:value-type="float" office:value="86.7052023121387">
                <text:p>86.7052023121387</text:p>
              </table:table-cell>
              <table:table-cell office:value-type="float" office:value="88.4393063583813">
                <text:p>88.4393063583813</text:p>
              </table:table-cell>
            </table:table-row>
            <table:table-row>
              <table:table-cell office:value-type="float" office:value="0.8">
                <text:p>0</text:p>
              </table:table-cell>
              <table:table-cell office:value-type="float" office:value="86.9942196531792">
                <text:p>86.9942196531792</text:p>
              </table:table-cell>
              <table:table-cell office:value-type="float" office:value="86.1271676300578">
                <text:p>86.1271676300578</text:p>
              </table:table-cell>
            </table:table-row>
            <table:table-row>
              <table:table-cell office:value-type="float" office:value="0.9">
                <text:p>0</text:p>
              </table:table-cell>
              <table:table-cell office:value-type="float" office:value="86.1271676300578">
                <text:p>86.1271676300578</text:p>
              </table:table-cell>
              <table:table-cell office:value-type="float" office:value="85.5491329479771">
                <text:p>85.54913294797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11cm" svg:height="8.499cm" xlink:href="." xlink:type="simple" chart:class="chart:bar" chart:style-name="ch1">
        <chart:title svg:x="3.976cm" svg:y="0.304cm" chart:style-name="ch2">
          <text:p>Resultados para conjunto Lenses</text:p>
        </chart:title>
        <chart:subtitle svg:x="5.482cm" svg:y="1.274cm" chart:style-name="ch3">
          <text:p>con Validación Cruzada</text:p>
        </chart:subtitle>
        <chart:legend chart:legend-position="end" svg:x="12.521cm" svg:y="3.705cm" style:legend-expansion="high" chart:style-name="ch4"/>
        <chart:plot-area chart:style-name="ch5" chart:data-source-has-labels="both" svg:x="1.31cm" svg:y="2.291cm" svg:width="10.608cm" svg:height="5.061cm">
          <chartooo:coordinate-region svg:x="2.111cm" svg:y="2.488cm" svg:width="9.807cm" svg:height="4.221cm"/>
          <chart:axis chart:dimension="x" chart:name="primary-x" chart:style-name="ch6" chartooo:axis-type="text">
            <chart:title svg:x="5.758cm" svg:y="7.522cm" chart:style-name="ch7">
              <text:p>Particiones</text:p>
            </chart:title>
            <chart:categories table:cell-range-address="local-table.$A$2:.$A$8"/>
          </chart:axis>
          <chart:axis chart:dimension="y" chart:name="primary-y" chart:style-name="ch8">
            <chart:title svg:x="0.451cm" svg:y="5.54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3.3333333333332">
                <text:p>83.3333333333332</text:p>
              </table:table-cell>
              <table:table-cell office:value-type="float" office:value="83.3333333333332">
                <text:p>83.3333333333332</text:p>
              </table:table-cell>
            </table:table-row>
            <table:table-row>
              <table:table-cell office:value-type="float" office:value="3">
                <text:p/>
              </table:table-cell>
              <table:table-cell office:value-type="float" office:value="83.3333333333332">
                <text:p>83.3333333333332</text:p>
              </table:table-cell>
              <table:table-cell office:value-type="float" office:value="87.5">
                <text:p>87.5</text:p>
              </table:table-cell>
            </table:table-row>
            <table:table-row>
              <table:table-cell office:value-type="float" office:value="4">
                <text:p/>
              </table:table-cell>
              <table:table-cell office:value-type="float" office:value="87.5">
                <text:p>87.5</text:p>
              </table:table-cell>
              <table:table-cell office:value-type="float" office:value="91.6666666666667">
                <text:p>91.6666666666667</text:p>
              </table:table-cell>
            </table:table-row>
            <table:table-row>
              <table:table-cell office:value-type="float" office:value="5">
                <text:p>10</text:p>
              </table:table-cell>
              <table:table-cell office:value-type="float" office:value="85">
                <text:p>85</text:p>
              </table:table-cell>
              <table:table-cell office:value-type="float" office:value="85">
                <text:p>85</text:p>
              </table:table-cell>
            </table:table-row>
            <table:table-row>
              <table:table-cell office:value-type="float" office:value="6">
                <text:p>10</text:p>
              </table:table-cell>
              <table:table-cell office:value-type="float" office:value="87.5">
                <text:p>87.5</text:p>
              </table:table-cell>
              <table:table-cell office:value-type="float" office:value="87.5">
                <text:p>87.5</text:p>
              </table:table-cell>
            </table:table-row>
            <table:table-row>
              <table:table-cell office:value-type="float" office:value="7">
                <text:p>10</text:p>
              </table:table-cell>
              <table:table-cell office:value-type="float" office:value="90.4761904761906">
                <text:p>90.4761904761906</text:p>
              </table:table-cell>
              <table:table-cell office:value-type="float" office:value="85.7142857142856">
                <text:p>85.7142857142856</text:p>
              </table:table-cell>
            </table:table-row>
            <table:table-row>
              <table:table-cell office:value-type="float" office:value="8">
                <text:p>10</text:p>
              </table:table-cell>
              <table:table-cell office:value-type="float" office:value="87.5">
                <text:p>87.5</text:p>
              </table:table-cell>
              <table:table-cell office:value-type="float" office:value="87.5">
                <text:p>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73cm" svg:height="8.999cm" xlink:href="." xlink:type="simple" chart:class="chart:bar" chart:style-name="ch1">
        <chart:title svg:x="5.057cm" svg:y="0.314cm" chart:style-name="ch2">
          <text:p>Resultados para conjunto Lenses</text:p>
        </chart:title>
        <chart:subtitle svg:x="6.549cm" svg:y="1.294cm" chart:style-name="ch3">
          <text:p>con División Porcentual</text:p>
        </chart:subtitle>
        <chart:legend chart:legend-position="end" svg:x="14.684cm" svg:y="3.955cm" style:legend-expansion="high" chart:style-name="ch4"/>
        <chart:plot-area chart:style-name="ch5" chart:data-source-has-labels="both" svg:x="1.353cm" svg:y="2.331cm" svg:width="12.642cm" svg:height="5.511cm">
          <chartooo:coordinate-region svg:x="2.154cm" svg:y="2.529cm" svg:width="11.841cm" svg:height="4.67cm"/>
          <chart:axis chart:dimension="x" chart:name="primary-x" chart:style-name="ch6" chartooo:axis-type="text">
            <chart:title svg:x="6.818cm" svg:y="8.022cm" chart:style-name="ch7">
              <text:p>Particiones</text:p>
            </chart:title>
            <chart:categories table:cell-range-address="local-table.$A$2:.$A$10"/>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45.4545454545454">
                <text:p>45.4545454545454</text:p>
              </table:table-cell>
              <table:table-cell office:value-type="float" office:value="40.909090909091">
                <text:p>40.909090909091</text:p>
              </table:table-cell>
            </table:table-row>
            <table:table-row>
              <table:table-cell office:value-type="float" office:value="0.2">
                <text:p>0</text:p>
              </table:table-cell>
              <table:table-cell office:value-type="float" office:value="65">
                <text:p>65</text:p>
              </table:table-cell>
              <table:table-cell office:value-type="float" office:value="60">
                <text:p>60</text:p>
              </table:table-cell>
            </table:table-row>
            <table:table-row>
              <table:table-cell office:value-type="float" office:value="0.3">
                <text:p>0</text:p>
              </table:table-cell>
              <table:table-cell office:value-type="float" office:value="70.5882352941178">
                <text:p>70.5882352941178</text:p>
              </table:table-cell>
              <table:table-cell office:value-type="float" office:value="76.4705882352939">
                <text:p>76.4705882352939</text:p>
              </table:table-cell>
            </table:table-row>
            <table:table-row>
              <table:table-cell office:value-type="float" office:value="0.4">
                <text:p>0</text:p>
              </table:table-cell>
              <table:table-cell office:value-type="float" office:value="73.3333333333332">
                <text:p>73.3333333333332</text:p>
              </table:table-cell>
              <table:table-cell office:value-type="float" office:value="60">
                <text:p>60</text:p>
              </table:table-cell>
            </table:table-row>
            <table:table-row>
              <table:table-cell office:value-type="float" office:value="0.5">
                <text:p>0</text:p>
              </table:table-cell>
              <table:table-cell office:value-type="float" office:value="66.6666666666667">
                <text:p>66.6666666666667</text:p>
              </table:table-cell>
              <table:table-cell office:value-type="float" office:value="83.3333333333332">
                <text:p>83.3333333333332</text:p>
              </table:table-cell>
            </table:table-row>
            <table:table-row>
              <table:table-cell office:value-type="float" office:value="0.6">
                <text:p>0</text:p>
              </table:table-cell>
              <table:table-cell office:value-type="float" office:value="80">
                <text:p>80</text:p>
              </table:table-cell>
              <table:table-cell office:value-type="float" office:value="70">
                <text:p>70</text:p>
              </table:table-cell>
            </table:table-row>
            <table:table-row>
              <table:table-cell office:value-type="float" office:value="0.7">
                <text:p>0</text:p>
              </table:table-cell>
              <table:table-cell office:value-type="float" office:value="75">
                <text:p>75</text:p>
              </table:table-cell>
              <table:table-cell office:value-type="float" office:value="37.5">
                <text:p>37.5</text:p>
              </table:table-cell>
            </table:table-row>
            <table:table-row>
              <table:table-cell office:value-type="float" office:value="0.8">
                <text:p>0</text:p>
              </table:table-cell>
              <table:table-cell office:value-type="float" office:value="80">
                <text:p>80</text:p>
              </table:table-cell>
              <table:table-cell office:value-type="float" office:value="60">
                <text:p>60</text:p>
              </table:table-cell>
            </table:table-row>
            <table:table-row>
              <table:table-cell office:value-type="float" office:value="0.9">
                <text:p>0</text:p>
              </table:table-cell>
              <table:table-cell office:value-type="float" office:value="66.6666666666667">
                <text:p>66.6666666666667</text:p>
              </table:table-cell>
              <table:table-cell office:value-type="float" office:value="66.6666666666667">
                <text:p>66.66666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